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Inter" svg:font-family="Inter, system-u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67f" officeooo:paragraph-rsid="000df67f"/>
    </style:style>
    <style:style style:name="P2" style:family="paragraph" style:parent-style-name="Standard">
      <style:text-properties officeooo:paragraph-rsid="000df67f"/>
    </style:style>
    <style:style style:name="P3" style:family="paragraph" style:parent-style-name="Standard">
      <style:text-properties officeooo:rsid="000ff121" officeooo:paragraph-rsid="000ff121"/>
    </style:style>
    <style:style style:name="T1" style:family="text">
      <style:text-properties officeooo:rsid="000ff121"/>
    </style:style>
    <style:style style:name="T2" style:family="text">
      <style:text-properties officeooo:rsid="000df6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core de priorisation </text:p>
      <text:p text:style-name="Standard"/>
      <text:p text:style-name="P1"><text:tab/>L’ob<text:span text:style-name="T1">j</text:span>ectif de ce projet est collecter automatiquement des informations de vulnérabilités, les enrichir et enfin de fournir une priorisation du risque.</text:p>
      <text:p text:style-name="P1"/>
      <text:p text:style-name="P1">Cette priorisation se fait en fonction de trois critères : </text:p>
      <text:p text:style-name="P2">- <text:span text:style-name="T2">le CVSS est </text:span>la gravité théorique d’une faille, <text:span text:style-name="T2">qu’on désigne aussi comme l’impact. </text:span></text:p>
      <text:p text:style-name="P2">- l'exploitation réelle (KEV – Known Exploited Vulnerabilities<text:span text:style-name="T2">). </text:span><text:span text:style-name="T1">Une vulnérabilité peut avoir un indice KEV à 1 si elle est présente dans la liste KEV qui regroupe les</text:span> vulnérabilités connues en cours d'exploitation <text:span text:style-name="T1">par des attaquants.</text:span></text:p>
      <text:p text:style-name="P2">- une estimation de probabilité d'exploitation (EPSS - Exploit Prediction Scoring System<text:span text:style-name="T1">), un</text:span> système de prédiction du risque d'exploitation.</text:p>
      <text:p text:style-name="P2"/>
      <text:p text:style-name="P3">Il faut alors combiner ces trois informations pour fournir une priorisation bien dimensionnée. <text:s/></text:p>
      <text:p text:style-name="P3"><text:tab/>L’impact CVSS est une valeur sur 10, plus sa valeur est proche de 10, plus il est critique. Nous considérons l’impact sur l’objet comme le critère le plus important. C’est pourquoi nous choisissons de lui donner 40 % du poids de la priorisation.</text:p>
      <text:p text:style-name="P3"><text:tab/>Le probabilité d’exploitation (EPSS) n’est pas négligeable, si une des vulnérabilités a beaucoup de chance d’être exploitées, son poids doit peser dans la priorisation. Nous lui avons donc mis un poids de 30 %.</text:p>
      <text:p text:style-name="P3"><text:tab/>L’exploitation confirmée d’un composant est au même poids que l’EPSS, si l’exploitation de la vulnérabilité est confirmée, son poids est équivalent à une probabilité d’exploitation maximale, d’où son poids à 30 % aussi. </text:p>
      <text:p text:style-name="P3"/>
      <text:p text:style-name="P3">Notre score de priorisation est alors : </text:p>
      <text:p text:style-name="P3"/>
      <text:p text:style-name="Standard">priority_score = (</text:p>
      <text:p text:style-name="Standard"><text:s text:c="8"/>(cvss * 0.4) <text:s/>+ (epss * 10 * 0.3) <text:s/>+ (kev_status * 10 * 0.3) </text:p>
      <text:p text:style-name="Standard"><text:s text:c="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Inter" svg:font-family="Inter, system-u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6T16:13:49.877000000</meta:creation-date>
    <dc:date>2026-02-26T16:41:10.085000000</dc:date>
    <meta:editing-duration>PT3M25S</meta:editing-duration>
    <meta:editing-cycles>2</meta:editing-cycles>
    <meta:generator>LibreOffice/24.8.0.3$Windows_X86_64 LibreOffice_project/0bdf1299c94fe897b119f97f3c613e9dca6be583</meta:generator>
    <meta:document-statistic meta:table-count="0" meta:image-count="0" meta:object-count="0" meta:page-count="1" meta:paragraph-count="14" meta:word-count="251" meta:character-count="1598" meta:non-whitespace-character-count="1334"/>
  </office:meta>
</office:document-meta>
</file>